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Standard"/>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
      <text:p text:style-name="Standard">\section{Štruktúra práce}</text:p>
      <text:p text:style-name="Standard"/>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text:soft-page-break/></text:p>
      <text:p text:style-name="Standard"/>
      <text:p text:style-name="Standard">Modelovacie nastroje</text:p>
      <text:p text:style-name="Standard"/>
      <text:p text:style-name="Standard">\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Standard">\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text:p>
      <text:p text:style-name="Standard"><text:s/>\centering</text:p>
      <text:p text:style-name="Standard"><text:s/>\includegraphics{pic/eventtypes.png}</text:p>
      <text:p text:style-name="Standard"><text:soft-page-break/><text:s/>\caption{Zoznam podtypov udalostí.}</text:p>
      <text:p text:style-name="Standard"><text:s/>\label{fig:evtyp}</text:p>
      <text:p text:style-name="Standard">\end{figure}</text:p>
      <text:p text:style-name="Standard"/>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Standard"/>
      <text:p text:style-name="Standard">\begin{figure}[ht]</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Standard">\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Standard">\subsection{Výužitie BPMN}</text:p>
      <text:p text:style-name="Standard">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Standard">\begin{description}</text:p>
      <text:p text:style-name="Standard"><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eho procesu. </text:p>
      <text:p text:style-name="Standard"><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Standard">\end{description}</text:p>
      <text:p text:style-name="Standard"/>
      <text:p text:style-name="Standard">\begin{figure}[hb]</text:p>
      <text:p text:style-name="Standard"><text:s/>\centering</text:p>
      <text:p text:style-name="Standard"><text:s/>\includegraphics[width=\linewidth]{pic/hlproc.png}</text:p>
      <text:p text:style-name="Standard"><text:s/>\caption{Interný proces vysokej úrovne.}</text:p>
      <text:p text:style-name="Standard"><text:s/>\label{fig:hlproc}</text:p>
      <text:p text:style-name="Standard">\end{figure}</text:p>
      <text:p text:style-name="Standard"/>
      <text:p text:style-name="Standard">\begin{figure}[hb]</text:p>
      <text:p text:style-name="Standard"><text:s/>\centering</text:p>
      <text:p text:style-name="Standard"><text:s/>\includegraphics[width=\linewidth]{pic/subproc.png}</text:p>
      <text:p text:style-name="Standard"><text:s/>\caption{Interný proces vysokej úrovne.}</text:p>
      <text:p text:style-name="Standard"><text:s/>\label{fig:subproc}</text:p>
      <text:p text:style-name="Standard">\end{figure}</text:p>
      <text:p text:style-name="Standard"/>
      <text:p text:style-name="Standard">\section{Unified Modeling Language}</text:p>
      <text:p text:style-name="Standard">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Standard"/>
      <text:p text:style-name="Standard">\subsection{Diagram prípadov užitia}</text:p>
      <text:p text:style-name="Standard">Diagram prípadov užitia (Use Case Diagram) slúži na zachytenie základných funkčných požiadavkov, ktoré ma systém splňovať. Diagram sa skladá z troch základných častí:</text:p>
      <text:p text:style-name="Standard">\begin{description}</text:p>
      <text:p text:style-name="Standard"><text:s/>\item[Hranice systému] Vymedzujú modelovanú oblasť.</text:p>
      <text:p text:style-name="Standard"><text:s/>\item[Aktér] Predstavuje entitu (rola, systém, čas) mimo systém, ktorá so systémom spolupracuje. </text:p>
      <text:p text:style-name="Standard"><text:s/>\item[Prípad užitia] Zachytáva ucelenú funkčnú jednotku systému.</text:p>
      <text:p text:style-name="Standard">\end{description}</text:p>
      <text:p text:style-name="Standard"/>
      <text:p text:style-name="Standard">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Standard"/>
      <text:p text:style-name="Standard">\begin{figure}[hb]</text:p>
      <text:p text:style-name="Standard"><text:s/>\centering</text:p>
      <text:p text:style-name="Standard"><text:s/>\includegraphics{pic/usecaseex.png}</text:p>
      <text:p text:style-name="Standard"><text:soft-page-break/><text:s/>\caption{Príklad na diagram prípadu užitia.}</text:p>
      <text:p text:style-name="Standard"><text:s/>\label{fig:UCex}</text:p>
      <text:p text:style-name="Standard">\end{figure}</text:p>
      <text:p text:style-name="Standard"/>
      <text:p text:style-name="Standard">\subsection{Diagram tried}</text:p>
      <text:p text:style-name="Standard">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Standard"/>
      <text:p text:style-name="Standard">\begin{figure}[hb]</text:p>
      <text:p text:style-name="Standard"><text:s/>\centering</text:p>
      <text:p text:style-name="Standard"><text:s/>\includegraphics{pic/classex.png}</text:p>
      <text:p text:style-name="Standard"><text:s/>\caption{Príklad na diagram tried.}</text:p>
      <text:p text:style-name="Standard"><text:s/>\label{fig:classex}</text:p>
      <text:p text:style-name="Standard">\end{figure}</text:p>
      <text:p text:style-name="Standard"><text:tab/></text:p>
      <text:p text:style-name="Standard">%\subsection{Sekvenčný diagr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Modelovacie techniky</text:p>
      <text:p text:style-name="Standard"/>
      <text:p text:style-name="Standard">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Standard"/>
      <text:p text:style-name="P2">Pri využití objektovo orientovanej analýzy sa v najväčšej miere používajú dva modely: Vodopád a iteratívny / inkrementálny vývoj. Črty týchto modelov nájdeme vo všetkých moderných modelovacích metodikách. </text:p>
      <text:p text:style-name="P2"/>
      <text:p text:style-name="P2">\section{Vodopád}</text:p>
      <text:p text:style-name="P2">\label{sec:vod}</text:p>
      <text:p text:style-name="P2">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2"/>
      <text:p text:style-name="P2">\begin{itemize}</text:p>
      <text:p text:style-name="P2">\item Definovanie problému</text:p>
      <text:p text:style-name="P2">\item Analýzu a špecifikáciu požiadavkov</text:p>
      <text:p text:style-name="P2">\item Návrh</text:p>
      <text:p text:style-name="P2">\item Implementovanie </text:p>
      <text:p text:style-name="P2">\item Testovanie a integrovanie</text:p>
      <text:p text:style-name="P2">\item Údržba </text:p>
      <text:p text:style-name="P2">\end{itemize}</text:p>
      <text:p text:style-name="P2"/>
      <text:p text:style-name="P2">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2"/>
      <text:p text:style-name="P2">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2"/>
      <text:p text:style-name="P2">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2"/>
      <text:p text:style-name="Standard">\section{Iteratívny / inkrementálny vývoj}</text:p>
      <text:p text:style-name="Standard">\label{sec:InIt}</text:p>
      <text:p text:style-name="Standard">Iteratívny / inkrementálny vývoj sa snaží o zníženie rizika zlyhania projektu. Celý projekt je 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Standard">Pri využití tohoto modelu vznikajú problémy s integráciou. Vzniká réžia, ktorá musí zabezpečovať funkcionalitu neúplného systému ak napríklad vytvorenie protéz. Tvorí sa priestor na vznik nových <text:soft-page-break/>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Standard"/>
      <text:p text:style-name="Standard">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Standard"/>
      <text:p text:style-name="Standard">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Standard"/>
      <text:p text:style-name="Standard">\section{Agilné metodiky}</text:p>
      <text:p text:style-name="Standard">\label{sec:agil}</text:p>
      <text:p text:style-name="Standard"/>
      <text:p text:style-name="Standard">\section{Model Driven Architectureý}</text:p>
      <text:p text:style-name="Standard">\label{sec:mda}</text:p>
      <text:p text:style-name="Standard"/>
      <text:p text:style-name="Standard">\section{Unified Process}</text:p>
      <text:p text:style-name="Standard">\label{sec:up}</text:p>
      <text:p text:style-name="Standard"/>
      <text:p text:style-name="Standard">\section{Business Driven Development}</text:p>
      <text:p text:style-name="Standard">\label{sec:bd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6T19:48:17</dc:date>
    <dc:creator>Miroslav Ligas</dc:creator>
    <meta:editing-duration>PT61H33M42S</meta:editing-duration>
    <meta:editing-cycles>46</meta:editing-cycles>
    <meta:generator>OpenOffice.org/3.0$Linux OpenOffice.org_project/300m15$Build-9379</meta:generator>
    <meta:document-statistic meta:table-count="0" meta:image-count="0" meta:object-count="0" meta:page-count="8" meta:paragraph-count="159" meta:word-count="2342" meta:character-count="18759"/>
    <meta:user-defined meta:name="Info 1"/>
    <meta:user-defined meta:name="Info 2"/>
    <meta:user-defined meta:name="Info 3"/>
    <meta:user-defined meta:name="Info 4"/>
  </office:meta>
</office:document-meta>
</file>